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roma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presento opera è protetta dalle leggi vigenti sui diritti d'autore. Nessuna parte di essa può essere riprodotta in tutto o in parte con sistemi elettronici, meczanici o altri senza l'espressa autorizzazione scritta dell'Editore. Questo divieto comprende anniche la traduzione in altre lingue come pure l'uso in sistemi elettronici. Tutti i diritti riservati.</text:p>
      <text:p text:style-name="Standard"/>
      <text:p text:style-name="Standard">La presento opera è protetta dalle leggi vigenti sui diritti d'autore. Nessuna parte di essa può essere riprodotta in tutto o in parte con sistemi elettronici, meczanici o altri senza l'espressa autorizzazione scritta dell'Editore. Questo divieto comprende anniche la traduzione in altre lingue come pure l'uso in sistemi elettronici. Tutti i diritti riservati.</text:p>
      <text:p text:style-name="Standard"/>
      <text:p text:style-name="Standard">La presento opera è protetta dalle leggi vigenti sui diritti d'autore. Nessuna parte di essa può essere riprodotta in tutto o in parte con sistemi elettronici, meczanici o altri senza l'espressa autorizzazione scritta dell'Editore. Questo divieto comprende anniche la traduzione in altre lingue come pure l'uso in sistemi elettronici. Tutti i diritti riservati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roma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horndale" fo:font-size="12pt" fo:language="it" fo:country="IT" style:font-name-asian="HG Mincho Light J" style:font-size-asian="12pt" style:language-asian="it" style:country-asian="IT" style:font-name-complex="Arial Unicode M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fo:margin-top="0.63cm" fo:margin-bottom="1.48cm" fo:keep-with-next="alway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$Build-9062</meta:generator>
    <meta:initial-creator>Thorsten Ziehm</meta:initial-creator>
    <meta:creation-date>1997-11-25T09:54:03</meta:creation-date>
    <dc:date>2006-08-21T11:11:08</dc:date>
    <dc:language>it-IT</dc:language>
    <meta:editing-cycles>4</meta:editing-cycles>
    <meta:editing-duration>PT14M59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3" meta:word-count="159" meta:character-count="1083"/>
  </office:meta>
</office:document-meta>
</file>